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482.71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diff_genes_pK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 nam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ne descriptio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PF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ibosome production factor 1 homolog 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FA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sphoribosylformylglycinamidine synthase 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RG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rginase 1 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CLY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TP citrate lyase 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MURF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MAD specific E3 ubiquitin protein ligase 1 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RY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ryptochrome circadian regulator 1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iskott-Aldrich syndrome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RXN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urexin 3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ETSA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tinol saturase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IOK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IO kinase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P6K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ositol hexakisphosphate kinase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UFD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biquitin recognition factor in ER associated degradation 1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P6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umor protein p63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NOT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CR4-NOT transcription complex subunit 4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EMA5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maphorin 5B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4GALT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eta-1,4-galactosyltransferase 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3H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rolyl 3-hydroxylase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SF2R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lony stimulating factor 2 receptor beta common subunit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SPO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-spondin 4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AMHD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AM and HD domain containing deoxynucleoside triphosphate triphosphohydrolase 1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ARP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ly(ADP-ribose) polymerase family member 4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CER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c fragment of IgE receptor II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CAM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tercellular adhesion molecule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BI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BI family member 3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OL1A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llagen type I alpha 1 chain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AMKK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alcium/calmodulin dependent protein kinase kinase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NO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nolase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NX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rting nexin 4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RSF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rine and arginine rich splicing factor 7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EF2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yocyte enhancer factor 2D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FN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tofusin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MFA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crofibril associated protein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AG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tromal antigen 1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CAT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cetyl-CoA acetyltransferase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UBA1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ubulin alpha 1b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0S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0/G1 switch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T3GAL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T3 beta-galactoside alpha-2,3-sialyltransferase 3 [Source:HGNC Symbol;Acc:HGNC:10866]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HC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matopoietic cell signal transducer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S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rgininosuccinate lyase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PA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sphoribosyl pyrophosphate amidotransferase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MO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moothened, frizzled class receptor [Source:HGNC Symbol;Acc:HGNC:11119]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RPP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AMP regulated phosphoprotein 19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JUB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juba LIM protein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E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elomerase associated protein 1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FATC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uclear factor of activated T cells 1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FPT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lutamine-fructose-6-phosphate transaminase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OXL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ysyl oxidase like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LU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lutamate-ammonia ligase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LDH1B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dehyde dehydrogenase 1 family member B1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MAD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MAD family member 6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DH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socitrate dehydrogenase (NADP(+)) 1, cytosolic [Source:HGNC Symbol;Acc:HGNC:5382]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MPR1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one morphogenetic protein receptor type 1B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ABARAPL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ABA type A receptor associated protein like 1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BLN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ibulin 5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FBN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ibrillin 3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SEN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resenilin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PHX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poxide hydrolase 1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O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OC cell adhesion associated, oncogene regulated [Source:HGNC Symbol;Acc:HGNC:17173]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CAF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DB1 and CUL4 associated factor 1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PATA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permatogenesis associated 5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URF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urfeit 6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BI3B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BI family member 3 binding protein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ECA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CAP endocytosis associated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AG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-acetylglutamate synthase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BF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arly B cell factor 1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PTSS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rine palmitoyltransferase small subunit A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UDT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udix hydrolase 5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UBA1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ubulin alpha 1c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GM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hosphoglucomutase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FEMP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GF containing fibulin extracellular matrix protein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VC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vC ciliary complex subunit 2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LR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ll like receptor 6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P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poprotein lipase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UBAL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ubulin alpha like 3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YOD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YOD1 deubiquitinase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ZNRF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zinc and ring finger 3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RAP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rfGAP with RhoGAP domain, ankyrin repeat and PH domain 1 [Source:HGNC Symbol;Acc:HGNC:16925]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PPAR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oxisome proliferator activated receptor alpha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DH1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cohol dehydrogenase 1B (class I), beta polypeptide [Source:HGNC Symbol;Acc:HGNC:250]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ALM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almodulin 1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IFI3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FI30, lysosomal thiol reductase [Source:HGNC Symbol;Acc:HGNC:5398]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TUBB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ubulin beta 3 class III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</table:table>
      <table:named-expressions/>
      <table:database-ranges>
        <table:database-range table:name="__Anonymous_Sheet_DB__0" table:target-range-address="nodiff_genes_pKPM.A1:nodiff_genes_pKPM.AMJ104857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8T11:12:48.995979259</dc:date>
    <meta:editing-duration>PT4M30S</meta:editing-duration>
    <meta:editing-cycles>1</meta:editing-cycles>
    <meta:document-statistic meta:table-count="1" meta:cell-count="498" meta:object-count="0"/>
    <meta:generator>LibreOffice/6.0.6.2$Linux_X86_64 LibreOffice_project/00m0$Build-2</meta:generator>
  </office:meta>
</office:document-meta>
</file>